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EB000000D7D41E91E8A4C0415E.png" manifest:media-type="image/png"/>
  <manifest:file-entry manifest:full-path="Pictures/1000020100000311000001906BEBA63062D3A6E9.png" manifest:media-type="image/png"/>
  <manifest:file-entry manifest:full-path="Pictures/100002010000012C000000A8ADE64575A4EBC9AC.png" manifest:media-type="image/png"/>
  <manifest:file-entry manifest:full-path="Pictures/10000201000000EA000000D88FD6EDEBA65D6BD7.png" manifest:media-type="image/png"/>
  <manifest:file-entry manifest:full-path="Pictures/10000201000000C8000000AF4E2A9A6D0CA98A26.png" manifest:media-type="image/png"/>
  <manifest:file-entry manifest:full-path="Pictures/1000020100000562000001A211AA017B5895C2F2.png" manifest:media-type="image/png"/>
  <manifest:file-entry manifest:full-path="Pictures/10000201000004000000024ABB674673F73420BF.png" manifest:media-type="image/png"/>
  <manifest:file-entry manifest:full-path="Pictures/10000201000003D2000001F4665A747D08BDE62F.png" manifest:media-type="image/png"/>
  <manifest:file-entry manifest:full-path="Pictures/1000020100000106000000CFBBE81327A3237811.png" manifest:media-type="image/png"/>
  <manifest:file-entry manifest:full-path="Pictures/10000201000007090000024BFD37A82D881C3762.png" manifest:media-type="image/png"/>
  <manifest:file-entry manifest:full-path="Pictures/10000201000000E1000000E16D7ACE218884935F.png" manifest:media-type="image/png"/>
  <manifest:file-entry manifest:full-path="Pictures/10000201000000E1000000E15B8277320BB4F02D.png" manifest:media-type="image/png"/>
  <manifest:file-entry manifest:full-path="Pictures/10000201000001770000017726685D8B3A5732E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cm"/>
    </style:style>
    <style:style style:name="gr2" style:family="graphic" style:parent-style-name="standard">
      <style:graphic-properties svg:stroke-color="#3465a4" draw:fill-color="#2bd22b" draw:textarea-horizontal-align="justify" draw:textarea-vertical-align="middle" draw:auto-grow-height="false" fo:min-height="1.512cm" fo:min-width="2.142cm"/>
    </style:style>
    <style:style style:name="gr3" style:family="graphic" style:parent-style-name="standard">
      <style:graphic-properties draw:fill-color="#2bd22b" draw:textarea-horizontal-align="justify" draw:textarea-vertical-align="middle" draw:auto-grow-height="false" fo:min-height="1.35cm" fo:min-width="14.9cm"/>
    </style:style>
    <style:style style:name="gr4" style:family="graphic" style:parent-style-name="standard">
      <style:graphic-properties draw:fill-color="#2bd22b" draw:opacity="100%" draw:opacity-name="" draw:textarea-horizontal-align="justify" draw:textarea-vertical-align="middle" draw:auto-grow-height="false" fo:min-height="1.512cm" fo:min-width="2.142cm"/>
    </style:style>
    <style:style style:name="gr5" style:family="graphic" style:parent-style-name="standard">
      <style:graphic-properties draw:fill-color="#2bd22b" draw:textarea-horizontal-align="justify" draw:textarea-vertical-align="middle" draw:auto-grow-height="false" fo:min-height="1.512cm" fo:min-width="2.142cm"/>
    </style:style>
    <style:style style:name="gr6" style:family="graphic" style:parent-style-name="standard">
      <style:graphic-properties draw:fill-color="#3465a4" draw:textarea-horizontal-align="justify" draw:textarea-vertical-align="middle" draw:auto-grow-height="false" fo:min-height="1.35cm" fo:min-width="14.9cm"/>
    </style:style>
    <style:style style:name="gr7" style:family="graphic" style:parent-style-name="standard">
      <style:graphic-properties draw:fill-color="#d2d02b" draw:textarea-horizontal-align="justify" draw:textarea-vertical-align="middle" draw:auto-grow-height="false" fo:min-height="5.65cm" fo:min-width="2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ad7fa8" draw:textarea-horizontal-align="justify" draw:textarea-vertical-align="bottom" draw:auto-grow-height="false" fo:min-height="2.85cm" fo:min-width="5.2cm"/>
    </style:style>
    <style:style style:name="gr11" style:family="graphic" style:parent-style-name="standard">
      <style:graphic-properties draw:textarea-horizontal-align="justify" draw:textarea-vertical-align="bottom" draw:auto-grow-height="false" fo:min-height="2.85cm" fo:min-width="5.2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2bd22b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2bd22b" draw:opacity="100%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3465a4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-color="#d2d02b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  <style:text-properties fo:font-size="12pt"/>
    </style:style>
    <style:style style:name="P10" style:family="paragraph">
      <loext:graphic-properties draw:fill-color="#ad7fa8"/>
      <style:paragraph-properties fo:text-align="center"/>
      <style:text-properties fo:font-size="12pt"/>
    </style:style>
    <style:style style:name="P11" style:family="paragraph">
      <style:paragraph-properties fo:text-align="center"/>
      <style:text-properties fo:font-size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001cm" svg:height="0.954cm" svg:x="-1cm" svg:y="4cm">
          <draw:text-box>
            <text:p/>
          </draw:text-box>
        </draw:frame>
        <draw:custom-shape draw:style-name="gr2" draw:text-style-name="P3" xml:id="id3" draw:id="id3" draw:layer="layout" svg:width="4.2cm" svg:height="2.8cm" svg:x="5.518cm" svg:y="5.5cm">
          <text:p text:style-name="P2"><text:span text:style-name="T1">todo-write-app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2" draw:id="id2" draw:layer="layout" svg:width="15.4cm" svg:height="1.6cm" svg:x="2.718cm" svg:y="2cm">
          <text:p text:style-name="P2"><text:span text:style-name="T1">todo-public-frontend-ap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4.2cm" svg:height="2.8cm" svg:x="10.218cm" svg:y="5.5cm">
          <text:p text:style-name="P2"><text:span text:style-name="T1">todo-query-ap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xml:id="id5" draw:id="id5" draw:layer="layout" svg:width="4.2cm" svg:height="2.8cm" svg:x="14.918cm" svg:y="5.5cm">
          <text:p text:style-name="P2"><text:span text:style-name="T1">todo-</text:span><text:span text:style-name="T1">email-</text:span><text:span text:style-name="T1">notifier</text:span><text:span text:style-name="T1">-app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5" xml:id="id4" draw:id="id4" draw:layer="layout" svg:width="15.4cm" svg:height="1.6cm" svg:x="2.418cm" svg:y="12.3cm">
          <text:p text:style-name="P2"><text:span text:style-name="T1">Kafk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2.5cm" svg:height="5.9cm" svg:x="2.018cm" svg:y="5.5cm">
          <text:p text:style-name="P6"><text:span text:style-name="T1">Identity</text:span></text:p>
          <text:p text:style-name="P6"><text:span text:style-name="T1">managmen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3.268cm" svg:y1="5.5cm" svg:x2="2.718cm" svg:y2="2.8cm" draw:start-shape="id1" draw:start-glue-point="0" draw:end-shape="id2" draw:end-glue-point="3" svg:d="M3268 5500v-950h-1051v-1750h501" svg:viewBox="0 0 1052 2701">
          <text:p/>
        </draw:connector>
        <draw:connector draw:style-name="gr8" draw:text-style-name="P8" draw:layer="layout" svg:x1="4.518cm" svg:y1="8.45cm" svg:x2="5.518cm" svg:y2="6.9cm" draw:start-shape="id1" draw:start-glue-point="1" draw:end-shape="id3" draw:end-glue-point="5" svg:d="M4518 8450h500v-1550h500" svg:viewBox="0 0 1001 1551">
          <text:p/>
        </draw:connector>
        <draw:connector draw:style-name="gr9" draw:text-style-name="P8" draw:layer="layout" svg:x1="7.618cm" svg:y1="8.3cm" svg:x2="10.118cm" svg:y2="12.3cm" draw:start-shape="id3" draw:start-glue-point="6" draw:end-shape="id4" draw:end-glue-point="0" svg:d="M7618 8300v2001h2500v1999" svg:viewBox="0 0 2501 4001">
          <text:p/>
        </draw:connector>
        <draw:connector draw:style-name="gr9" draw:text-style-name="P8" draw:layer="layout" svg:x1="17.818cm" svg:y1="13.1cm" svg:x2="17.018cm" svg:y2="8.3cm" draw:start-shape="id4" draw:start-glue-point="1" draw:end-shape="id5" draw:end-glue-point="6" svg:d="M17818 13100h501v-2799h-1301v-2001" svg:viewBox="0 0 1302 4801">
          <text:p/>
        </draw:connector>
        <draw:connector draw:style-name="gr9" draw:text-style-name="P8" draw:layer="layout" svg:x1="17.818cm" svg:y1="13.1cm" svg:x2="12.318cm" svg:y2="8.3cm" draw:start-shape="id4" draw:start-glue-point="1" draw:end-shape="id6" draw:end-glue-point="6" svg:d="M17818 13100h501v-2799h-6001v-2001" svg:viewBox="0 0 6002 4801">
          <text:p/>
        </draw:connector>
        <draw:connector draw:style-name="gr8" draw:text-style-name="P8" draw:layer="layout" draw:line-skew="2.65cm" svg:x1="4.518cm" svg:y1="8.45cm" svg:x2="10.218cm" svg:y2="6.9cm" draw:start-shape="id1" draw:start-glue-point="1" draw:end-shape="id6" svg:d="M4518 8450h5500v-1550h200" svg:viewBox="0 0 5701 1551">
          <text:p/>
        </draw:connector>
        <draw:connector draw:style-name="gr9" draw:text-style-name="P8" draw:layer="layout" draw:type="line" svg:x1="10.418cm" svg:y1="3.6cm" svg:x2="12.318cm" svg:y2="5.5cm" draw:start-shape="id2" draw:end-shape="id6" draw:end-glue-point="4" svg:d="M10418 3600l1900 1900" svg:viewBox="0 0 1901 1901">
          <text:p/>
        </draw:connector>
        <draw:connector draw:style-name="gr9" draw:text-style-name="P8" draw:layer="layout" draw:type="line" svg:x1="10.418cm" svg:y1="3.6cm" svg:x2="7.618cm" svg:y2="5.5cm" draw:start-shape="id2" draw:start-glue-point="2" draw:end-shape="id3" draw:end-glue-point="4" svg:d="M10418 3600l-2800 1900" svg:viewBox="0 0 2801 1901">
          <text:p/>
        </draw:connector>
        <draw:custom-shape draw:style-name="gr10" draw:text-style-name="P10" draw:layer="layout" svg:width="5.7cm" svg:height="3.1cm" svg:x="2.518cm" svg:y="16.8cm">
          <text:p text:style-name="P9">Logging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7cm" svg:height="3.1cm" svg:x="12.018cm" svg:y="16.8cm">
          <text:p text:style-name="P9">Monitoring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4.039cm" svg:height="1.316cm" svg:x="12.3cm" svg:y="16.9cm">
          <draw:image xlink:href="Pictures/10000201000007090000024BFD37A82D881C3762.png" xlink:type="simple" xlink:show="embed" xlink:actuate="onLoad">
            <text:p/>
          </draw:image>
        </draw:frame>
        <draw:frame draw:style-name="gr12" draw:text-style-name="P6" draw:layer="layout" svg:width="1.869cm" svg:height="1.635cm" svg:x="2.631cm" svg:y="16.9cm">
          <draw:image xlink:href="Pictures/10000201000000C8000000AF4E2A9A6D0CA98A26.png" xlink:type="simple" xlink:show="embed" xlink:actuate="onLoad">
            <text:p/>
          </draw:image>
        </draw:frame>
        <draw:frame draw:style-name="gr12" draw:text-style-name="P6" draw:layer="layout" svg:width="2.889cm" svg:height="1.477cm" svg:x="5.1cm" svg:y="16.9cm">
          <draw:image xlink:href="Pictures/10000201000003D2000001F4665A747D08BDE62F.png" xlink:type="simple" xlink:show="embed" xlink:actuate="onLoad">
            <text:p/>
          </draw:image>
        </draw:frame>
        <draw:frame draw:style-name="gr12" draw:text-style-name="P6" draw:layer="layout" svg:width="2.137cm" svg:height="1.197cm" svg:x="5.663cm" svg:y="18.5cm">
          <draw:image xlink:href="Pictures/100002010000012C000000A8ADE64575A4EBC9AC.png" xlink:type="simple" xlink:show="embed" xlink:actuate="onLoad">
            <text:p/>
          </draw:image>
        </draw:frame>
        <draw:frame draw:style-name="gr12" draw:text-style-name="P6" draw:layer="layout" svg:width="1.468cm" svg:height="0.84cm" svg:x="6.9cm" svg:y="5.66cm">
          <draw:image xlink:href="Pictures/10000201000004000000024ABB674673F73420BF.png" xlink:type="simple" xlink:show="embed" xlink:actuate="onLoad">
            <text:p/>
          </draw:image>
        </draw:frame>
        <draw:frame draw:style-name="gr12" draw:text-style-name="P6" draw:layer="layout" svg:width="1.468cm" svg:height="0.84cm" svg:x="11.6cm" svg:y="5.66cm">
          <draw:image xlink:href="Pictures/10000201000004000000024ABB674673F73420BF.png" xlink:type="simple" xlink:show="embed" xlink:actuate="onLoad">
            <text:p/>
          </draw:image>
        </draw:frame>
        <draw:frame draw:style-name="gr12" draw:text-style-name="P6" draw:layer="layout" svg:width="1.468cm" svg:height="0.84cm" svg:x="16.332cm" svg:y="5.76cm">
          <draw:image xlink:href="Pictures/10000201000004000000024ABB674673F73420BF.png" xlink:type="simple" xlink:show="embed" xlink:actuate="onLoad">
            <text:p/>
          </draw:image>
        </draw:frame>
        <draw:frame draw:style-name="gr12" draw:text-style-name="P6" draw:layer="layout" svg:width="1.468cm" svg:height="0.84cm" svg:x="13.032cm" svg:y="2.3cm">
          <draw:image xlink:href="Pictures/10000201000004000000024ABB674673F73420BF.png" xlink:type="simple" xlink:show="embed" xlink:actuate="onLoad">
            <text:p/>
          </draw:image>
        </draw:frame>
        <draw:frame draw:style-name="gr12" draw:text-style-name="P6" draw:layer="layout" svg:width="1.16cm" svg:height="1.16cm" svg:x="14.7cm" svg:y="2.24cm">
          <draw:image xlink:href="Pictures/10000201000000E1000000E15B8277320BB4F02D.png" xlink:type="simple" xlink:show="embed" xlink:actuate="onLoad">
            <text:p/>
          </draw:image>
        </draw:frame>
        <draw:frame draw:style-name="gr12" draw:text-style-name="P6" draw:layer="layout" svg:width="1.1cm" svg:height="0.869cm" svg:x="7cm" svg:y="7.231cm">
          <draw:image xlink:href="Pictures/1000020100000106000000CFBBE81327A3237811.png" xlink:type="simple" xlink:show="embed" xlink:actuate="onLoad">
            <text:p/>
          </draw:image>
        </draw:frame>
        <draw:frame draw:style-name="gr12" draw:text-style-name="P6" draw:layer="layout" svg:width="1.1cm" svg:height="0.869cm" svg:x="11.7cm" svg:y="7.231cm">
          <draw:image xlink:href="Pictures/1000020100000106000000CFBBE81327A3237811.png" xlink:type="simple" xlink:show="embed" xlink:actuate="onLoad">
            <text:p/>
          </draw:image>
        </draw:frame>
        <draw:frame draw:style-name="gr12" draw:text-style-name="P6" draw:layer="layout" svg:width="1.1cm" svg:height="0.869cm" svg:x="16cm" svg:y="7.3cm">
          <draw:image xlink:href="Pictures/1000020100000106000000CFBBE81327A3237811.png" xlink:type="simple" xlink:show="embed" xlink:actuate="onLoad">
            <text:p/>
          </draw:image>
        </draw:frame>
        <draw:frame draw:style-name="gr12" draw:text-style-name="P6" draw:layer="layout" svg:width="1.1cm" svg:height="0.869cm" svg:x="2.3cm" svg:y="10.331cm">
          <draw:image xlink:href="Pictures/1000020100000106000000CFBBE81327A3237811.png" xlink:type="simple" xlink:show="embed" xlink:actuate="onLoad">
            <text:p/>
          </draw:image>
        </draw:frame>
        <draw:frame draw:style-name="gr12" draw:text-style-name="P6" draw:layer="layout" svg:width="0.944cm" svg:height="0.944cm" svg:x="17.256cm" svg:y="7.256cm">
          <draw:image xlink:href="Pictures/10000201000000E1000000E16D7ACE218884935F.png" xlink:type="simple" xlink:show="embed" xlink:actuate="onLoad">
            <text:p/>
          </draw:image>
        </draw:frame>
        <draw:frame draw:style-name="gr12" draw:text-style-name="P6" draw:layer="layout" svg:width="2cm" svg:height="0.606cm" svg:x="2.3cm" svg:y="9.4cm">
          <draw:image xlink:href="Pictures/1000020100000562000001A211AA017B5895C2F2.png" xlink:type="simple" xlink:show="embed" xlink:actuate="onLoad">
            <text:p/>
          </draw:image>
        </draw:frame>
        <draw:frame draw:style-name="gr12" draw:text-style-name="P6" draw:layer="layout" svg:width="1.181cm" svg:height="1.181cm" svg:x="2.619cm" svg:y="12.5cm">
          <draw:image xlink:href="Pictures/10000201000001770000017726685D8B3A5732E4.png" xlink:type="simple" xlink:show="embed" xlink:actuate="onLoad">
            <text:p/>
          </draw:image>
        </draw:frame>
        <draw:frame draw:style-name="gr12" draw:text-style-name="P6" draw:layer="layout" svg:width="2.351cm" svg:height="1.198cm" svg:x="4cm" svg:y="12.502cm">
          <draw:image xlink:href="Pictures/1000020100000311000001906BEBA63062D3A6E9.png" xlink:type="simple" xlink:show="embed" xlink:actuate="onLoad">
            <text:p/>
          </draw:image>
        </draw:frame>
        <draw:frame draw:style-name="gr12" draw:text-style-name="P6" draw:layer="layout" svg:width="1.192cm" svg:height="1.1cm" svg:x="14.608cm" svg:y="18.7cm">
          <draw:image xlink:href="Pictures/10000201000000EA000000D88FD6EDEBA65D6BD7.png" xlink:type="simple" xlink:show="embed" xlink:actuate="onLoad">
            <text:p/>
          </draw:image>
        </draw:frame>
        <draw:frame draw:style-name="gr12" draw:text-style-name="P6" draw:layer="layout" svg:width="1.2cm" svg:height="1.098cm" svg:x="16cm" svg:y="18.679cm">
          <draw:image xlink:href="Pictures/10000201000000EB000000D7D41E91E8A4C0415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1T00:39:05.640355122</meta:creation-date>
    <dc:date>2020-10-11T13:20:28.419684541</dc:date>
    <meta:editing-duration>PT1H39M48S</meta:editing-duration>
    <meta:editing-cycles>27</meta:editing-cycles>
    <meta:generator>LibreOffice/5.3.6.1$Linux_X86_64 LibreOffice_project/30$Build-1</meta:generator>
    <meta:document-statistic meta:object-count="36"/>
  </office:meta>
</office:document-meta>
</file>